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25-01-06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24-02-14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23-01-25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22-01-27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19-12-03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18-12-19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17-12-20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17-01-04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16-01-22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15-02-1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14-02-11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13-01-24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12-01-05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11-01-04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09-12-14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09-01-27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08-02-01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07-02-01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06-01-24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05-01-25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04-02-12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03-01-1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02-02-26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01-01-11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2000-01-12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1999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1998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1997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199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199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1993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199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1977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344095205101</text:p>
          </table:table-cell>
          <table:table-cell office:value-type="string" calcext:value-type="string">
            <text:p>196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